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366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165in"/>
    </style:style>
    <style:style style:name="co5" style:family="table-column">
      <style:table-column-properties fo:break-before="auto" style:column-width="1.0382in"/>
    </style:style>
    <style:style style:name="co6" style:family="table-column">
      <style:table-column-properties fo:break-before="auto" style:column-width="1.05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ext-properties fo:font-style="italic"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>
            <text:p>Creature</text:p>
          </table:table-cell>
          <table:table-cell office:value-type="string">
            <text:p>spell-like</text:p>
          </table:table-cell>
          <table:table-cell office:value-type="string">
            <text:p>monster ability</text:p>
          </table:table-cell>
          <table:table-cell office:value-type="string">
            <text:p>pc class ability</text:p>
          </table:table-cell>
          <table:table-cell office:value-type="string">
            <text:p>ability complex</text:p>
          </table:table-cell>
          <table:table-cell office:value-type="string">
            <text:p>feat</text:p>
          </table:table-cell>
          <table:table-cell office:value-type="string">
            <text:p>psionic ability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damage reduction</text:p>
          </table:table-cell>
          <table:table-cell table:number-columns-repeated="7"/>
        </table:table-row>
        <table:table-row table:style-name="ro2">
          <table:table-cell office:value-type="string">
            <text:p>regeneration</text:p>
          </table:table-cell>
          <table:table-cell table:number-columns-repeated="7"/>
        </table:table-row>
        <table:table-row table:style-name="ro2">
          <table:table-cell office:value-type="string">
            <text:p>fast healing</text:p>
          </table:table-cell>
          <table:table-cell table:number-columns-repeated="7"/>
        </table:table-row>
        <table:table-row table:style-name="ro2">
          <table:table-cell office:value-type="string">
            <text:p>family</text:p>
          </table:table-cell>
          <table:table-cell table:number-columns-repeated="7"/>
        </table:table-row>
        <table:table-row table:style-name="ro2">
          <table:table-cell office:value-type="string">
            <text:p>immunity</text:p>
          </table:table-cell>
          <table:table-cell table:number-columns-repeated="7"/>
        </table:table-row>
        <table:table-row table:style-name="ro2">
          <table:table-cell office:value-type="string">
            <text:p>vulnerability</text:p>
          </table:table-cell>
          <table:table-cell table:number-columns-repeated="7"/>
        </table:table-row>
        <table:table-row table:style-name="ro2">
          <table:table-cell office:value-type="string">
            <text:p>resistance</text:p>
          </table:table-cell>
          <table:table-cell table:number-columns-repeated="7"/>
        </table:table-row>
        <table:table-row table:style-name="ro1">
          <table:table-cell office:value-type="string">
            <text:p>darkvision</text:p>
          </table:table-cell>
          <table:table-cell table:number-columns-repeated="7"/>
        </table:table-row>
        <table:table-row table:style-name="ro1">
          <table:table-cell office:value-type="string">
            <text:p>blindsense</text:p>
          </table:table-cell>
          <table:table-cell table:number-columns-repeated="7"/>
        </table:table-row>
        <table:table-row table:style-name="ro1">
          <table:table-cell office:value-type="string">
            <text:p>blindsight</text:p>
          </table:table-cell>
          <table:table-cell table:number-columns-repeated="7"/>
        </table:table-row>
        <table:table-row table:style-name="ro2">
          <table:table-cell office:value-type="string">
            <text:p>telepathy</text:p>
          </table:table-cell>
          <table:table-cell table:number-columns-repeated="7"/>
        </table:table-row>
        <table:table-row table:style-name="ro1">
          <table:table-cell office:value-type="string">
            <text:p>tremorsense</text:p>
          </table:table-cell>
          <table:table-cell table:number-columns-repeated="7"/>
        </table:table-row>
        <table:table-row table:style-name="ro2">
          <table:table-cell office:value-type="string">
            <text:p>low-light vision</text:p>
          </table:table-cell>
          <table:table-cell table:number-columns-repeated="7"/>
        </table:table-row>
        <table:table-row table:style-name="ro2">
          <table:table-cell office:value-type="string">
            <text:p>all-around vision</text:p>
          </table:table-cell>
          <table:table-cell table:number-columns-repeated="7"/>
        </table:table-row>
        <table:table-row table:style-name="ro2">
          <table:table-cell office:value-type="string">
            <text:p>see in darkness</text:p>
          </table:table-cell>
          <table:table-cell table:number-columns-repeated="7"/>
        </table:table-row>
        <table:table-row table:style-name="ro2">
          <table:table-cell office:value-type="string">
            <text:p>scent</text:p>
          </table:table-cell>
          <table:table-cell table:number-columns-repeated="7"/>
        </table:table-row>
        <table:table-row table:style-name="ro2">
          <table:table-cell office:value-type="string">
            <text:p>keen sense</text:p>
          </table:table-cell>
          <table:table-cell table:number-columns-repeated="7"/>
        </table:table-row>
        <table:table-row table:style-name="ro2">
          <table:table-cell office:value-type="string">
            <text:p>alternate form</text:p>
          </table:table-cell>
          <table:table-cell table:number-columns-repeated="7"/>
        </table:table-row>
        <table:table-row table:style-name="ro2">
          <table:table-cell office:value-type="string">
            <text:p>water breathing</text:p>
          </table:table-cell>
          <table:table-cell table:number-columns-repeated="7"/>
        </table:table-row>
        <table:table-row table:style-name="ro1">
          <table:table-cell office:value-type="string">
            <text:p>icewalking</text:p>
          </table:table-cell>
          <table:table-cell table:number-columns-repeated="7"/>
        </table:table-row>
        <table:table-row table:style-name="ro1">
          <table:table-cell office:value-type="string">
            <text:p>cloudwalking</text:p>
          </table:table-cell>
          <table:table-cell table:number-columns-repeated="7"/>
        </table:table-row>
        <table:table-row table:style-name="ro2">
          <table:table-cell office:value-type="string">
            <text:p>spells</text:p>
          </table:table-cell>
          <table:table-cell table:number-columns-repeated="7"/>
        </table:table-row>
        <table:table-row table:style-name="ro2">
          <table:table-cell table:style-name="ce1" office:value-type="string">
            <text:p>aura</text:p>
          </table:table-cell>
          <table:table-cell table:style-name="ce3"/>
          <table:table-cell table:number-columns-repeated="6"/>
        </table:table-row>
        <table:table-row table:style-name="ro2">
          <table:table-cell office:value-type="string">
            <text:p>empathy</text:p>
          </table:table-cell>
          <table:table-cell table:number-columns-repeated="7"/>
        </table:table-row>
        <table:table-row table:style-name="ro2">
          <table:table-cell table:style-name="ce1" office:value-type="string">
            <text:p>spell-like</text:p>
          </table:table-cell>
          <table:table-cell table:style-name="ce3"/>
          <table:table-cell table:number-columns-repeated="6"/>
        </table:table-row>
        <table:table-row table:style-name="ro2">
          <table:table-cell table:style-name="ce1"/>
          <table:table-cell table:style-name="ce3"/>
          <table:table-cell table:number-columns-repeated="6"/>
        </table:table-row>
        <table:table-row table:style-name="ro2">
          <table:table-cell office:value-type="string">
            <text:p>camouflage</text:p>
          </table:table-cell>
          <table:table-cell office:value-type="string">
            <text:p>assassin vine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charm reptiles</text:p>
          </table:table-cell>
          <table:table-cell office:value-type="string">
            <text:p>?? true drago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dark blessing</text:p>
          </table:table-cell>
          <table:table-cell office:value-type="string">
            <text:p>blackguard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death throes</text:p>
          </table:table-cell>
          <table:table-cell office:value-type="string">
            <text:p>balor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discorporate</text:p>
          </table:table-cell>
          <table:table-cell office:value-type="string">
            <text:p>worm that walks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electricity sense</text:p>
          </table:table-cell>
          <table:table-cell office:value-type="string">
            <text:p>shocker lizard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elemental endurance</text:p>
          </table:table-cell>
          <table:table-cell office:value-type="string">
            <text:p>jan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evasion</text:p>
          </table:table-cell>
          <table:table-cell office:value-type="string">
            <text:p>eagle, gian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<text:s/>(1, u'favored enemy elves (+4)'),</text:p>
          </table:table-cell>
          <table:table-cell table:number-columns-repeated="7"/>
        </table:table-row>
        <table:table-row table:style-name="ro1">
          <table:table-cell office:value-type="string">
            <text:p><text:s/>(1, u'favored enemy humans (+2)'),</text:p>
          </table:table-cell>
          <table:table-cell table:number-columns-repeated="7"/>
        </table:table-row>
        <table:table-row table:style-name="ro1">
          <table:table-cell office:value-type="string">
            <text:p>fiery hardness</text:p>
          </table:table-cell>
          <table:table-cell office:value-type="string">
            <text:p>lavawight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find master</text:p>
          </table:table-cell>
          <table:table-cell office:value-type="string">
            <text:p>shield guardia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freeze</text:p>
          </table:table-cell>
          <table:table-cell office:value-type="string">
            <text:p>gargoyle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freshwater sensitivity</text:p>
          </table:table-cell>
          <table:table-cell office:value-type="string">
            <text:p>sahuagi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giant's stature</text:p>
          </table:table-cell>
          <table:table-cell office:value-type="string">
            <text:p>?? half-giant?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guard</text:p>
          </table:table-cell>
          <table:table-cell office:value-type="string">
            <text:p>shield guardia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unguarded thoughts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2">
          <table:table-cell office:value-type="string">
            <text:p>half damage from slashing and piercing</text:p>
          </table:table-cell>
          <table:table-cell table:number-columns-repeated="7"/>
        </table:table-row>
        <table:table-row table:style-name="ro2">
          <table:table-cell office:value-type="string">
            <text:p>hardness</text:p>
          </table:table-cell>
          <table:table-cell office:value-type="string">
            <text:p>animated object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heat</text:p>
          </table:table-cell>
          <table:table-cell office:value-type="string">
            <text:p>salamander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host protection</text:p>
          </table:table-cell>
          <table:table-cell office:value-type="string">
            <text:p>puppeteer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improved tracking</text:p>
          </table:table-cell>
          <table:table-cell office:value-type="string">
            <text:p>invisible stalker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ink cloud</text:p>
          </table:table-cell>
          <table:table-cell office:value-type="string">
            <text:p>octopus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invisible in light</text:p>
          </table:table-cell>
          <table:table-cell office:value-type="string">
            <text:p>hellcat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lifesense 60'</text:p>
          </table:table-cell>
          <table:table-cell office:value-type="string">
            <text:p>wraith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light blindness</text:p>
          </table:table-cell>
          <table:table-cell office:value-type="string">
            <text:p>sahuagi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manifest maw</text:p>
          </table:table-cell>
          <table:table-cell office:value-type="string">
            <text:p>brain collector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melt weapons</text:p>
          </table:table-cell>
          <table:table-cell office:value-type="string">
            <text:p>remorhaz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mimic shape</text:p>
          </table:table-cell>
          <table:table-cell office:value-type="string">
            <text:p>mimic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misty breath</text:p>
          </table:table-cell>
          <table:table-cell office:value-type="string">
            <text:p>hoary hunter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natural cunning</text:p>
          </table:table-cell>
          <table:table-cell office:value-type="string">
            <text:p>minotaur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negative energy affinity</text:p>
          </table:table-cell>
          <table:table-cell office:value-type="string">
            <text:p>colossus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null time field</text:p>
          </table:table-cell>
          <table:table-cell office:value-type="string">
            <text:p>phane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oozelike immunities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opportunist</text:p>
          </table:table-cell>
          <table:table-cell office:value-type="string">
            <text:p>gloom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paladin abilities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phylactery transference</text:p>
          </table:table-cell>
          <table:table-cell office:value-type="string">
            <text:p>demilich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planar travel</text:p>
          </table:table-cell>
          <table:table-cell office:value-type="string">
            <text:p>??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lanewalk</text:p>
          </table:table-cell>
          <table:table-cell office:value-type="string">
            <text:p>xill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oison use</text:p>
          </table:table-cell>
          <table:table-cell office:value-type="string">
            <text:p>derr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power conversion</text:p>
          </table:table-cell>
          <table:table-cell office:value-type="string">
            <text:p>brain mole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rismatic blur</text:p>
          </table:table-cell>
          <table:table-cell office:value-type="string">
            <text:p>prismasaurus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rotection from sonics</text:p>
          </table:table-cell>
          <table:table-cell office:value-type="string">
            <text:p>destracha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rotective slime</text:p>
          </table:table-cell>
          <table:table-cell office:value-type="string">
            <text:p>babau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sicrystal granted abilities (improved evasion, personality, self-propulsion, share powers, sighted, telepathic link)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quickness</text:p>
          </table:table-cell>
          <table:table-cell office:value-type="string">
            <text:p>choker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quiescence</text:p>
          </table:table-cell>
          <table:table-cell office:value-type="string">
            <text:p>gloom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rebuke/command undead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resilience</text:p>
          </table:table-cell>
          <table:table-cell table:number-columns-repeated="6"/>
          <table:table-cell office:value-type="string">
            <text:p>x</text:p>
          </table:table-cell>
        </table:table-row>
        <table:table-row table:style-name="ro1">
          <table:table-cell office:value-type="string">
            <text:p>resilient</text:p>
          </table:table-cell>
          <table:table-cell office:value-type="string">
            <text:p>phasm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resistance</text:p>
          </table:table-cell>
          <table:table-cell table:number-columns-repeated="7"/>
        </table:table-row>
        <table:table-row table:style-name="ro2">
          <table:table-cell office:value-type="string">
            <text:p>resistance to charm</text:p>
          </table:table-cell>
          <table:table-cell table:number-columns-repeated="7"/>
        </table:table-row>
        <table:table-row table:style-name="ro2">
          <table:table-cell office:value-type="string">
            <text:p>rustproof</text:p>
          </table:table-cell>
          <table:table-cell office:value-type="string">
            <text:p>colossus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safekeeping</text:p>
          </table:table-cell>
          <table:table-cell office:value-type="string">
            <text:p>living vault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shadow blend</text:p>
          </table:table-cell>
          <table:table-cell table:style-name="ce3" office:value-type="string">
            <text:p>illusionis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shadow shift</text:p>
          </table:table-cell>
          <table:table-cell office:value-type="string">
            <text:p>cloaker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smoke form</text:p>
          </table:table-cell>
          <table:table-cell office:value-type="string">
            <text:p>belker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speak with sharks</text:p>
          </table:table-cell>
          <table:table-cell office:value-type="string">
            <text:p>sahuagi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spell deflection</text:p>
          </table:table-cell>
          <table:table-cell office:value-type="string">
            <text:p>devourer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spell storing</text:p>
          </table:table-cell>
          <table:table-cell office:value-type="string">
            <text:p>shield guardia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sprint</text:p>
          </table:table-cell>
          <table:table-cell office:value-type="string">
            <text:p>cheetah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sticky</text:p>
          </table:table-cell>
          <table:table-cell office:value-type="string">
            <text:p>mu spore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summon djinni</text:p>
          </table:table-cell>
          <table:table-cell office:value-type="string">
            <text:p>brass drago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summon familiar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sunlight powerlessness</text:p>
          </table:table-cell>
          <table:table-cell office:value-type="string">
            <text:p>spectre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superior two-weapon fighting</text:p>
          </table:table-cell>
          <table:table-cell table:number-columns-repeated="7"/>
        </table:table-row>
        <table:table-row table:style-name="ro1">
          <table:table-cell office:value-type="string">
            <text:p>superior twoweapon</text:p>
          </table:table-cell>
          <table:table-cell table:number-columns-repeated="7"/>
        </table:table-row>
        <table:table-row table:style-name="ro2">
          <table:table-cell office:value-type="string">
            <text:p>time regression</text:p>
          </table:table-cell>
          <table:table-cell table:number-columns-repeated="6"/>
          <table:table-cell office:value-type="string">
            <text:p>x</text:p>
          </table:table-cell>
        </table:table-row>
        <table:table-row table:style-name="ro2">
          <table:table-cell office:value-type="string">
            <text:p>trap sense +1</text:p>
          </table:table-cell>
          <table:table-cell table:number-columns-repeated="7"/>
        </table:table-row>
        <table:table-row table:style-name="ro2">
          <table:table-cell office:value-type="string">
            <text:p>tree dependent</text:p>
          </table:table-cell>
          <table:table-cell office:value-type="string">
            <text:p>dryad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unearthly grace</text:p>
          </table:table-cell>
          <table:table-cell office:value-type="string">
            <text:p>nymph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water dependent</text:p>
          </table:table-cell>
          <table:table-cell office:value-type="string">
            <text:p>sahuagi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hive mind</text:p>
          </table:table-cell>
          <table:table-cell office:value-type="string">
            <text:p>formia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<text:s/>(2, u'One ability from Menu A'),</text:p>
          </table:table-cell>
          <table:table-cell table:number-columns-repeated="7"/>
        </table:table-row>
        <table:table-row table:style-name="ro1">
          <table:table-cell office:value-type="string">
            <text:p><text:s/>(2, u'One ability from Menu C'),</text:p>
          </table:table-cell>
          <table:table-cell table:number-columns-repeated="7"/>
        </table:table-row>
        <table:table-row table:style-name="ro2">
          <table:table-cell office:value-type="string">
            <text:p>amorphous</text:p>
          </table:table-cell>
          <table:table-cell office:value-type="string">
            <text:p>gibbering mouther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change shape</text:p>
          </table:table-cell>
          <table:table-cell office:value-type="string">
            <text:p>astral deva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daylight powerlessness</text:p>
          </table:table-cell>
          <table:table-cell office:value-type="string">
            <text:p>wraith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lay on hands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light sensitivity</text:p>
          </table:table-cell>
          <table:table-cell office:value-type="string">
            <text:p>duergar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natural invisibility</text:p>
          </table:table-cell>
          <table:table-cell office:value-type="string">
            <text:p>invisible stalker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oversized weapon</text:p>
          </table:table-cell>
          <table:table-cell office:value-type="string">
            <text:p>tita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transparent</text:p>
          </table:table-cell>
          <table:table-cell office:value-type="string">
            <text:p>gelatinous cube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uncanny dodg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aversion to daylight</text:p>
          </table:table-cell>
          <table:table-cell office:value-type="string">
            <text:p>nightshade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hold breath</text:p>
          </table:table-cell>
          <table:table-cell office:value-type="string">
            <text:p>whale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<text:s/>(3, u'One ability from Menu B'),</text:p>
          </table:table-cell>
          <table:table-cell table:number-columns-repeated="7"/>
        </table:table-row>
        <table:table-row table:style-name="ro2">
          <table:table-cell office:value-type="string">
            <text:p>keen scent</text:p>
          </table:table-cell>
          <table:table-cell office:value-type="string">
            <text:p>shark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mucus cloud</text:p>
          </table:table-cell>
          <table:table-cell office:value-type="string">
            <text:p>aboleth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split</text:p>
          </table:table-cell>
          <table:table-cell office:value-type="string">
            <text:p>black pudding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deflecting force</text:p>
          </table:table-cell>
          <table:table-cell office:value-type="string">
            <text:p>force drago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flight</text:p>
          </table:table-cell>
          <table:table-cell office:value-type="string">
            <text:p>yeth hound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amphibious</text:p>
          </table:table-cell>
          <table:table-cell office:value-type="string">
            <text:p>merfolk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detect gems</text:p>
          </table:table-cell>
          <table:table-cell office:value-type="string">
            <text:p>gold drago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freezing fog</text:p>
          </table:table-cell>
          <table:table-cell office:value-type="string">
            <text:p>white drago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table:number-columns-repeated="2" office:value-type="string">
            <text:p>jet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ferocity</text:p>
          </table:table-cell>
          <table:table-cell office:value-type="string">
            <text:p>dire wereboar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immunities</text:p>
          </table:table-cell>
          <table:table-cell table:number-columns-repeated="7"/>
        </table:table-row>
        <table:table-row table:style-name="ro2">
          <table:table-cell office:value-type="string">
            <text:p>also see text</text:p>
          </table:table-cell>
          <table:table-cell table:number-columns-repeated="7"/>
        </table:table-row>
        <table:table-row table:style-name="ro2">
          <table:table-cell office:value-type="string">
            <text:p>corrupt water</text:p>
          </table:table-cell>
          <table:table-cell office:value-type="string">
            <text:p>black drago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luck bonus</text:p>
          </table:table-cell>
          <table:table-cell office:value-type="string">
            <text:p>gold drago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+2 turn resistance</text:p>
          </table:table-cell>
          <table:table-cell table:number-columns-repeated="7"/>
        </table:table-row>
        <table:table-row table:style-name="ro2">
          <table:table-cell office:value-type="string">
            <text:p>single actions only</text:p>
          </table:table-cell>
          <table:table-cell table:number-columns-repeated="7"/>
        </table:table-row>
        <table:table-row table:style-name="ro2">
          <table:table-cell office:value-type="string">
            <text:p>rock catching</text:p>
          </table:table-cell>
          <table:table-cell office:value-type="string">
            <text:p>hill giant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earth glide</text:p>
          </table:table-cell>
          <table:table-cell office:value-type="string">
            <text:p>xor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sound imitation</text:p>
          </table:table-cell>
          <table:table-cell office:value-type="string">
            <text:p>blue drago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spell-like abilities</text:p>
          </table:table-cell>
          <table:table-cell table:number-columns-repeated="7"/>
        </table:table-row>
        <table:table-row table:style-name="ro2" table:number-rows-repeated="6540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2">07/22/2007</text:date>, <text:time>22:3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07-22T21:39:14</meta:creation-date>
    <dc:date>2007-07-22T22:33:39</dc:date>
    <dc:language>en-US</dc:language>
    <meta:editing-cycles>9</meta:editing-cycles>
    <meta:editing-duration>PT38M53S</meta:editing-duration>
    <meta:user-defined meta:name="Info 1"/>
    <meta:user-defined meta:name="Info 2"/>
    <meta:user-defined meta:name="Info 3"/>
    <meta:user-defined meta:name="Info 4"/>
    <meta:document-statistic meta:table-count="3" meta:cell-count="311"/>
  </office:meta>
</office:document-meta>
</file>